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berationSerif" svg:font-family="LiberationSerif" style:font-family-generic="roman"/>
    <style:font-face style:name="LiberationSerif-Bold" svg:font-family="LiberationSerif-Bold" style:font-family-generic="roman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text-autospace="none"/>
      <style:text-properties style:font-name="Times New Roman1" fo:font-size="16pt" fo:font-weight="normal" style:font-name-asian="LiberationSerif-Bold" style:font-size-asian="16pt" style:font-weight-asian="normal" style:font-name-complex="LiberationSerif-Bold" style:font-size-complex="16pt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Times New Roman1" fo:font-size="16pt" fo:font-weight="normal" style:font-name-asian="LiberationSerif-Bold" style:font-size-asian="16pt" style:font-weight-asian="normal" style:font-name-complex="LiberationSerif-Bold" style:font-size-complex="16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imes New Roman1" fo:font-size="16pt" fo:font-weight="normal" style:font-name-asian="LiberationSerif-Bold" style:font-size-asian="16pt" style:font-weight-asian="normal" style:font-name-complex="LiberationSerif-Bold" style:font-size-complex="16pt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Times New Roman1" fo:font-size="16pt" fo:language="uk" fo:country="UA" fo:font-weight="normal" style:font-name-asian="LiberationSerif-Bold" style:font-size-asian="16pt" style:font-weight-asian="normal" style:font-name-complex="LiberationSerif-Bold" style:font-size-complex="16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Times New Roman1" fo:font-size="16pt" fo:language="en" fo:country="US" fo:font-weight="normal" style:font-name-asian="LiberationSerif-Bold" style:font-size-asian="16pt" style:font-weight-asian="normal" style:font-name-complex="LiberationSerif-Bold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iberationSerif" fo:font-size="16pt" style:font-name-asian="LiberationSerif" style:font-size-asian="16pt" style:font-name-complex="LiberationSerif" style:font-size-complex="16pt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="LiberationSerif" fo:font-size="16pt" style:font-name-asian="LiberationSerif" style:font-size-asian="16pt" style:font-name-complex="LiberationSerif" style:font-size-complex="16pt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LiberationSerif-Bold" fo:font-size="16pt" fo:font-weight="bold" style:font-name-asian="LiberationSerif-Bold" style:font-size-asian="16pt" style:font-weight-asian="bold" style:font-name-complex="LiberationSerif-Bold" style:font-size-complex="16pt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Times New Roman1" fo:font-size="16pt" fo:language="uk" fo:country="UA" fo:font-weight="normal" style:font-name-asian="LiberationSerif-Bold" style:font-size-asian="16pt" style:font-weight-asian="normal" style:font-name-complex="LiberationSerif-Bold" style:font-size-complex="16pt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Times New Roman1" fo:font-size="16pt" fo:language="en" fo:country="US" fo:font-weight="normal" style:font-name-asian="LiberationSerif-Bold" style:font-size-asian="16pt" style:font-weight-asian="normal" style:font-name-complex="LiberationSerif-Bold" style:font-size-complex="16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uk" fo:country="U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Міністерство освіти і науки України</text:p>
      <text:p text:style-name="P7">Національний університет «Львівська політехніка»</text:p>
      <text:p text:style-name="P7">Інститут комп’ютерних наук та інформаційних технологій</text:p>
      <text:p text:style-name="P7">кафедра систем штучного інтелекту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ЗВІТ</text:p>
      <text:p text:style-name="P2">Про виконання лабораторної роботи № <text:span text:style-name="T1">1</text:span></text:p>
      <text:p text:style-name="P2">з дисципліни </text:p>
      <text:p text:style-name="P2">організація баз даних та знань</text:p>
      <text:p text:style-name="P2"/>
      <text:p text:style-name="P2"/>
      <text:p text:style-name="P8"/>
      <text:p text:style-name="P8"/>
      <text:p text:style-name="P8"/>
      <text:p text:style-name="P8"/>
      <text:p text:style-name="P8"/>
      <text:p text:style-name="P1"/>
      <text:p text:style-name="P1"/>
      <text:p text:style-name="P1"/>
      <text:p text:style-name="P1"/>
      <text:p text:style-name="P1">Виконав</text:p>
      <text:p text:style-name="P1">студент групи кн 209</text:p>
      <text:p text:style-name="P1">Богатько Святослав</text:p>
      <text:p text:style-name="P1">викладач</text:p>
      <text:p text:style-name="P1">Мельникова Н І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хід роботи</text:p>
      <text:p text:style-name="P3">Створимо нову базу даних, виконавши такі команди:</text:p>
      <text:p text:style-name="P3">CREATE DATABASE <text:span text:style-name="T1">railway;</text:span></text:p>
      <text:p text:style-name="P4">створимо таблиці такими командами</text:p>
      <text:p text:style-name="P4">CREATE TABLE <text:span text:style-name="T1">railway</text:span>.<text:span text:style-name="T1">passenger</text:span> (</text:p>
      <text:p text:style-name="P4">ID INT <text:s/>NOT NULL, </text:p>
      <text:p text:style-name="P4">name VARCHAR(39),</text:p>
      <text:p text:style-name="P4"><text:span text:style-name="T1">sur</text:span>name VARCHAR(39),</text:p>
      <text:p text:style-name="P5">DateOfBirth <text:span text:style-name="T2">VARCHAR(39),</text:span></text:p>
      <text:p text:style-name="P5">email <text:span text:style-name="T2">VARCHAR(39),</text:span></text:p>
      <text:p text:style-name="P4">PRIMARY KEY (ID)</text:p>
      <text:p text:style-name="P4">);</text:p>
      <text:p text:style-name="P4">CREATE TABLE <text:span text:style-name="T1">railway</text:span>.<text:span text:style-name="T1">train</text:span> (</text:p>
      <text:p text:style-name="P4">ID INT <text:s/>NOT NULL, VARCHAR(39),</text:p>
      <text:p text:style-name="P4"><text:span text:style-name="T1">STATION OF DERATURE</text:span> VARCHAR(39),</text:p>
      <text:p text:style-name="P4"><text:span text:style-name="T1">STATION OF ARRIVAL</text:span> VARCHAR(39),</text:p>
      <text:p text:style-name="P5">TYPE <text:span text:style-name="T2">VARCHAR(39),</text:span></text:p>
      <text:p text:style-name="P4"><text:span text:style-name="T1">TIME OF DERATURE</text:span> VARCHAR(39),</text:p>
      <text:p text:style-name="P4"><text:span text:style-name="T1">TIME OF ARRIVAL</text:span> VARCHAR(39),</text:p>
      <text:p text:style-name="P5">NUMBER OF WAGONS <text:span text:style-name="T2">VARCHAR(39),</text:span></text:p>
      <text:p text:style-name="P5">ID OF STATION OF DERATURE<text:span text:style-name="T2"> </text:span>INT(32),</text:p>
      <text:p text:style-name="P5"><text:span text:style-name="T2">ID OF </text:span>STATION OF ARRIVAL INT(32),</text:p>
      <text:p text:style-name="P4">PRIMARY KEY (ID)</text:p>
      <text:p text:style-name="P4">);</text:p>
      <text:p text:style-name="P4">CREATE TABLE <text:span text:style-name="T1">railway</text:span>.<text:span text:style-name="T1">ticket</text:span> (</text:p>
      <text:p text:style-name="P4">ID INT <text:s/>NOT NULL, VARCHAR(39),</text:p>
      <text:p text:style-name="P4"><text:span text:style-name="T1">PASSENGER ID </text:span>NOT NULL, VARCHAR(39),</text:p>
      <text:p text:style-name="P5">TRAINID <text:span text:style-name="T2">NOT NULL, VARCHAR(39),</text:span></text:p>
      <text:p text:style-name="P5">DATE <text:span text:style-name="T2">VARCHAR(39),</text:span></text:p>
      <text:p text:style-name="P5">PRICE INT(32),</text:p>
      <text:p text:style-name="P5">TYPE OF WAGON <text:span text:style-name="T2">VARCHAR(39),</text:span></text:p>
      <text:p text:style-name="P5">PLACE INT(32),</text:p>
      <text:p text:style-name="P5">WAGON INT(32),</text:p>
      <text:p text:style-name="P4">PRIMARY KEY<text:span text:style-name="T1"> </text:span>(ID)</text:p>
      <text:p text:style-name="P4">);</text:p>
      <text:p text:style-name="P4">CREATE TABLE <text:span text:style-name="T1">railway</text:span>.<text:span text:style-name="T1">station1</text:span> (</text:p>
      <text:p text:style-name="P4">ID INT <text:s/>NOT NULL, </text:p>
      <text:p text:style-name="P5">NAME <text:span text:style-name="T2">VARCHAR(39),</text:span></text:p>
      <text:p text:style-name="P5">LOCALITY <text:span text:style-name="T2">VARCHAR(39),</text:span></text:p>
      <text:p text:style-name="P4"><text:soft-page-break/>PRIMARY KEY (ID)</text:p>
      <text:p text:style-name="P4">);</text:p>
      <text:p text:style-name="P4">CREATE TABLE <text:span text:style-name="T1">railway</text:span>.<text:span text:style-name="T1">station2</text:span> (</text:p>
      <text:p text:style-name="P4">ID INT <text:s/>NOT NULL, </text:p>
      <text:p text:style-name="P5">NAME <text:span text:style-name="T2">VARCHAR(39),</text:span></text:p>
      <text:p text:style-name="P5">LOCALITY <text:span text:style-name="T2">VARCHAR(39),</text:span></text:p>
      <text:p text:style-name="P4">PRIMARY KEY (ID)</text:p>
      <text:p text:style-name="P4">);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berationSerif" svg:font-family="LiberationSerif" style:font-family-generic="roman"/>
    <style:font-face style:name="LiberationSerif-Bold" svg:font-family="LiberationSerif-Bold" style:font-family-generic="roman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2-23T20:24:51.97</meta:creation-date>
    <dc:date>2020-02-24T18:13:04.10</dc:date>
    <meta:editing-duration>PT2H6M48S</meta:editing-duration>
    <meta:editing-cycles>3</meta:editing-cycles>
    <meta:generator>OpenOffice/4.1.7$Win32 OpenOffice.org_project/417m1$Build-9800</meta:generator>
    <meta:document-statistic meta:table-count="0" meta:image-count="0" meta:object-count="0" meta:page-count="3" meta:paragraph-count="60" meta:word-count="193" meta:character-count="1330"/>
  </office:meta>
</office:document-meta>
</file>